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color="#000000" draw:fill="none" draw:textarea-horizontal-align="justify" draw:textarea-vertical-align="middle" draw:auto-grow-height="false" fo:min-height="1.985cm" fo:min-width="2.011cm"/>
    </style:style>
    <style:style style:name="gr2" style:family="graphic" style:parent-style-name="Default_5f_1">
      <style:graphic-properties svg:stroke-color="#000000" draw:fill="none" draw:textarea-horizontal-align="justify" draw:textarea-vertical-align="middle" draw:auto-grow-height="false" fo:min-height="1.241cm" fo:min-width="1.67cm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Default_5f_1">
      <style:graphic-properties svg:stroke-opacity="0%" draw:fill="none" draw:textarea-horizontal-align="justify" draw:textarea-vertical-align="middle" draw:auto-grow-height="false" fo:min-height="14.774cm" fo:min-width="24.784cm"/>
    </style:style>
    <style:style style:name="gr5" style:family="graphic" style:parent-style-name="Default_5f_1">
      <style:graphic-properties svg:stroke-color="#000000" draw:fill="none" draw:textarea-horizontal-align="justify" draw:textarea-vertical-align="middle" draw:auto-grow-height="false" fo:min-height="1.241cm" fo:min-width="1.671cm"/>
    </style:style>
    <style:style style:name="gr6" style:family="graphic" style:parent-style-name="Default_5f_1">
      <style:graphic-properties svg:stroke-color="#000000" draw:fill="none" draw:textarea-horizontal-align="justify" draw:textarea-vertical-align="middle" draw:auto-grow-height="false" fo:min-height="0.332cm" fo:min-width="0.562cm"/>
    </style:style>
    <style:style style:name="gr7" style:family="graphic" style:parent-style-name="Default_5f_1">
      <style:graphic-properties svg:stroke-color="#000000" draw:fill="gradient" draw:fill-gradient-name="Gradient_20_22" draw:textarea-horizontal-align="justify" draw:textarea-vertical-align="middle" draw:auto-grow-height="false" fo:min-height="1.985cm" fo:min-width="2.011cm"/>
    </style:style>
    <style:style style:name="gr8" style:family="graphic" style:parent-style-name="Default_5f_1">
      <style:graphic-properties svg:stroke-color="#000000" draw:fill="gradient" draw:fill-gradient-name="Gradient_20_5" draw:textarea-horizontal-align="justify" draw:textarea-vertical-align="middle" draw:auto-grow-height="false" fo:min-height="1.241cm" fo:min-width="1.67cm"/>
    </style:style>
    <style:style style:name="gr9" style:family="graphic" style:parent-style-name="Default_5f_1">
      <style:graphic-properties svg:stroke-color="#000000" draw:fill="gradient" draw:fill-gradient-name="Gradient_20_12" draw:textarea-horizontal-align="justify" draw:textarea-vertical-align="middle" draw:auto-grow-height="false" fo:min-height="1.241cm" fo:min-width="1.67cm"/>
    </style:style>
    <style:style style:name="gr10" style:family="graphic" style:parent-style-name="Default_5f_1">
      <style:graphic-properties svg:stroke-color="#000000" draw:fill="gradient" draw:fill-gradient-name="Gradient_20_17" draw:textarea-horizontal-align="justify" draw:textarea-vertical-align="middle" draw:auto-grow-height="false" fo:min-height="1.241cm" fo:min-width="1.67cm"/>
    </style:style>
    <style:style style:name="gr11" style:family="graphic" style:parent-style-name="Default_5f_1">
      <style:graphic-properties svg:stroke-color="#000000" draw:fill="gradient" draw:fill-gradient-name="Gradient_20_13" draw:textarea-horizontal-align="justify" draw:textarea-vertical-align="middle" draw:auto-grow-height="false" fo:min-height="1.241cm" fo:min-width="1.67cm"/>
    </style:style>
    <style:style style:name="gr12" style:family="graphic" style:parent-style-name="Default_5f_1">
      <style:graphic-properties svg:stroke-color="#000000" draw:fill="gradient" draw:fill-gradient-name="Gradient_20_6" draw:textarea-horizontal-align="justify" draw:textarea-vertical-align="middle" draw:auto-grow-height="false" fo:min-height="1.241cm" fo:min-width="1.67cm"/>
    </style:style>
    <style:style style:name="gr13" style:family="graphic" style:parent-style-name="Default_5f_1">
      <style:graphic-properties svg:stroke-color="#000000" draw:fill="gradient" draw:fill-gradient-name="Gradient_20_18" draw:textarea-horizontal-align="justify" draw:textarea-vertical-align="middle" draw:auto-grow-height="false" fo:min-height="1.241cm" fo:min-width="1.67cm"/>
    </style:style>
    <style:style style:name="gr14" style:family="graphic" style:parent-style-name="Default_5f_1">
      <style:graphic-properties svg:stroke-color="#000000" draw:fill="gradient" draw:fill-gradient-name="Gradient_20_14" draw:textarea-horizontal-align="justify" draw:textarea-vertical-align="middle" draw:auto-grow-height="false" fo:min-height="1.241cm" fo:min-width="1.67cm"/>
    </style:style>
    <style:style style:name="gr15" style:family="graphic" style:parent-style-name="Default_5f_1">
      <style:graphic-properties svg:stroke-color="#000000" draw:fill="gradient" draw:fill-gradient-name="Gradient_20_7" draw:textarea-horizontal-align="justify" draw:textarea-vertical-align="middle" draw:auto-grow-height="false" fo:min-height="1.241cm" fo:min-width="1.67cm"/>
    </style:style>
    <style:style style:name="gr16" style:family="graphic" style:parent-style-name="Default_5f_1">
      <style:graphic-properties svg:stroke-color="#000000" draw:fill="gradient" draw:fill-gradient-name="Gradient_20_8" draw:textarea-horizontal-align="justify" draw:textarea-vertical-align="middle" draw:auto-grow-height="false" fo:min-height="1.241cm" fo:min-width="1.67cm"/>
    </style:style>
    <style:style style:name="gr17" style:family="graphic" style:parent-style-name="Default_5f_1">
      <style:graphic-properties svg:stroke-color="#000000" draw:fill="gradient" draw:fill-gradient-name="Gradient_20_25" draw:textarea-horizontal-align="justify" draw:textarea-vertical-align="middle" draw:auto-grow-height="false" fo:min-height="0.332cm" fo:min-width="0.562cm"/>
    </style:style>
    <style:style style:name="gr18" style:family="graphic" style:parent-style-name="Default_5f_1">
      <style:graphic-properties draw:stroke="dash" draw:stroke-dash="Fine_20_Dashed" svg:stroke-opacity="0%" draw:fill="gradient" draw:fill-gradient-name="Gradient_20_36" draw:textarea-horizontal-align="justify" draw:textarea-vertical-align="middle" draw:auto-grow-height="false" fo:min-height="0.177cm" fo:min-width="0cm"/>
    </style:style>
    <style:style style:name="gr19" style:family="graphic" style:parent-style-name="standard">
      <style:graphic-properties svg:stroke-color="#000000" draw:fill="gradient" draw:fill-gradient-name="Gradient_20_22" draw:textarea-horizontal-align="justify" draw:textarea-vertical-align="middle" draw:auto-grow-height="false" fo:min-height="1.985cm" fo:min-width="2.011cm"/>
    </style:style>
    <style:style style:name="gr20" style:family="graphic" style:parent-style-name="standard">
      <style:graphic-properties svg:stroke-color="#000000" draw:fill="gradient" draw:fill-gradient-name="Gradient_20_5" draw:textarea-horizontal-align="justify" draw:textarea-vertical-align="middle" draw:auto-grow-height="false" fo:min-height="1.241cm" fo:min-width="1.67cm"/>
    </style:style>
    <style:style style:name="gr21" style:family="graphic" style:parent-style-name="standard">
      <style:graphic-properties svg:stroke-color="#000000" draw:fill="gradient" draw:fill-gradient-name="Gradient_20_12" draw:textarea-horizontal-align="justify" draw:textarea-vertical-align="middle" draw:auto-grow-height="false" fo:min-height="1.241cm" fo:min-width="1.67cm"/>
    </style:style>
    <style:style style:name="gr22" style:family="graphic" style:parent-style-name="standard">
      <style:graphic-properties svg:stroke-color="#000000" draw:fill="gradient" draw:fill-gradient-name="Gradient_20_17" draw:textarea-horizontal-align="justify" draw:textarea-vertical-align="middle" draw:auto-grow-height="false" fo:min-height="1.241cm" fo:min-width="1.67cm"/>
    </style:style>
    <style:style style:name="gr23" style:family="graphic" style:parent-style-name="standard">
      <style:graphic-properties svg:stroke-color="#000000" draw:fill="gradient" draw:fill-gradient-name="Gradient_20_13" draw:textarea-horizontal-align="justify" draw:textarea-vertical-align="middle" draw:auto-grow-height="false" fo:min-height="1.241cm" fo:min-width="1.67cm"/>
    </style:style>
    <style:style style:name="gr24" style:family="graphic" style:parent-style-name="standard">
      <style:graphic-properties svg:stroke-color="#000000" draw:fill="gradient" draw:fill-gradient-name="Gradient_20_6" draw:textarea-horizontal-align="justify" draw:textarea-vertical-align="middle" draw:auto-grow-height="false" fo:min-height="1.241cm" fo:min-width="1.67cm"/>
    </style:style>
    <style:style style:name="gr25" style:family="graphic" style:parent-style-name="standard">
      <style:graphic-properties svg:stroke-color="#000000" draw:fill="gradient" draw:fill-gradient-name="Gradient_20_18" draw:textarea-horizontal-align="justify" draw:textarea-vertical-align="middle" draw:auto-grow-height="false" fo:min-height="1.241cm" fo:min-width="1.67cm"/>
    </style:style>
    <style:style style:name="gr26" style:family="graphic" style:parent-style-name="standard">
      <style:graphic-properties svg:stroke-color="#000000" draw:fill="gradient" draw:fill-gradient-name="Gradient_20_14" draw:textarea-horizontal-align="justify" draw:textarea-vertical-align="middle" draw:auto-grow-height="false" fo:min-height="1.241cm" fo:min-width="1.67cm"/>
    </style:style>
    <style:style style:name="gr27" style:family="graphic" style:parent-style-name="standard">
      <style:graphic-properties svg:stroke-color="#000000" draw:fill="gradient" draw:fill-gradient-name="Gradient_20_7" draw:textarea-horizontal-align="justify" draw:textarea-vertical-align="middle" draw:auto-grow-height="false" fo:min-height="1.241cm" fo:min-width="1.67cm"/>
    </style:style>
    <style:style style:name="gr28" style:family="graphic" style:parent-style-name="standard">
      <style:graphic-properties svg:stroke-color="#000000" draw:fill="gradient" draw:fill-gradient-name="Gradient_20_8" draw:textarea-horizontal-align="justify" draw:textarea-vertical-align="middle" draw:auto-grow-height="false" fo:min-height="1.241cm" fo:min-width="1.67cm"/>
    </style:style>
    <style:style style:name="gr29" style:family="graphic" style:parent-style-name="standard">
      <style:graphic-properties svg:stroke-color="#000000" draw:fill="gradient" draw:fill-gradient-name="Gradient_20_25" draw:textarea-horizontal-align="justify" draw:textarea-vertical-align="middle" draw:auto-grow-height="false" fo:min-height="0.332cm" fo:min-width="0.562cm"/>
    </style:style>
    <style:style style:name="gr30" style:family="graphic" style:parent-style-name="standard">
      <style:graphic-properties draw:stroke="dash" draw:stroke-dash="Fine_20_Dashed" svg:stroke-opacity="0%" draw:fill="gradient" draw:fill-gradient-name="Gradient_20_36" draw:textarea-horizontal-align="justify" draw:textarea-vertical-align="middle" draw:auto-grow-height="false" fo:min-height="0.177cm" fo:min-width="0cm"/>
    </style:style>
    <style:style style:name="gr31" style:family="graphic" style:parent-style-name="standard">
      <style:graphic-properties svg:stroke-color="#000000" draw:fill="gradient" draw:fill-gradient-name="Gradient_20_59" draw:textarea-horizontal-align="justify" draw:textarea-vertical-align="middle" draw:auto-grow-height="false" fo:min-height="1.241cm" fo:min-width="1.67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svg:stroke-opacity="0%" draw:fill="none" draw:textarea-horizontal-align="justify" draw:textarea-vertical-align="middle" draw:auto-grow-height="false" fo:min-height="14.774cm" fo:min-width="24.784cm"/>
    </style:style>
    <style:style style:name="P1" style:family="paragraph">
      <style:paragraph-properties fo:text-align="center"/>
      <style:text-properties fo:font-size="19.8999996185303pt"/>
    </style:style>
    <style:style style:name="P2" style:family="paragraph">
      <loext:graphic-properties draw:fill="none"/>
      <style:paragraph-properties fo:text-align="center"/>
      <style:text-properties fo:font-size="19.8999996185303pt"/>
    </style:style>
    <style:style style:name="P3" style:family="paragraph">
      <style:paragraph-properties fo:text-align="center"/>
      <style:text-properties fo:font-size="8.80000019073486pt"/>
    </style:style>
    <style:style style:name="P4" style:family="paragraph">
      <loext:graphic-properties draw:fill="none"/>
      <style:paragraph-properties fo:text-align="center"/>
      <style:text-properties fo:font-size="8.8000001907348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8pt"/>
    </style:style>
    <style:style style:name="P8" style:family="paragraph">
      <loext:graphic-properties draw:fill="gradient" draw:fill-gradient-name="Gradient_20_22"/>
      <style:paragraph-properties fo:text-align="center"/>
      <style:text-properties fo:font-size="19.8999996185303pt"/>
    </style:style>
    <style:style style:name="P9" style:family="paragraph">
      <loext:graphic-properties draw:fill="gradient" draw:fill-gradient-name="Gradient_20_5"/>
      <style:paragraph-properties fo:text-align="center"/>
      <style:text-properties fo:font-size="8.80000019073486pt"/>
    </style:style>
    <style:style style:name="P10" style:family="paragraph">
      <loext:graphic-properties draw:fill="gradient" draw:fill-gradient-name="Gradient_20_12"/>
      <style:paragraph-properties fo:text-align="center"/>
      <style:text-properties fo:font-size="8.80000019073486pt"/>
    </style:style>
    <style:style style:name="P11" style:family="paragraph">
      <loext:graphic-properties draw:fill="gradient" draw:fill-gradient-name="Gradient_20_17"/>
      <style:paragraph-properties fo:text-align="center"/>
      <style:text-properties fo:font-size="8.80000019073486pt"/>
    </style:style>
    <style:style style:name="P12" style:family="paragraph">
      <loext:graphic-properties draw:fill="gradient" draw:fill-gradient-name="Gradient_20_13"/>
      <style:paragraph-properties fo:text-align="center"/>
      <style:text-properties fo:font-size="8.80000019073486pt"/>
    </style:style>
    <style:style style:name="P13" style:family="paragraph">
      <loext:graphic-properties draw:fill="gradient" draw:fill-gradient-name="Gradient_20_6"/>
      <style:paragraph-properties fo:text-align="center"/>
      <style:text-properties fo:font-size="8.80000019073486pt"/>
    </style:style>
    <style:style style:name="P14" style:family="paragraph">
      <loext:graphic-properties draw:fill="gradient" draw:fill-gradient-name="Gradient_20_18"/>
      <style:paragraph-properties fo:text-align="center"/>
      <style:text-properties fo:font-size="8.80000019073486pt"/>
    </style:style>
    <style:style style:name="P15" style:family="paragraph">
      <loext:graphic-properties draw:fill="gradient" draw:fill-gradient-name="Gradient_20_14"/>
      <style:paragraph-properties fo:text-align="center"/>
      <style:text-properties fo:font-size="8.80000019073486pt"/>
    </style:style>
    <style:style style:name="P16" style:family="paragraph">
      <loext:graphic-properties draw:fill="gradient" draw:fill-gradient-name="Gradient_20_7"/>
      <style:paragraph-properties fo:text-align="center"/>
      <style:text-properties fo:font-size="8.80000019073486pt"/>
    </style:style>
    <style:style style:name="P17" style:family="paragraph">
      <loext:graphic-properties draw:fill="gradient" draw:fill-gradient-name="Gradient_20_8"/>
      <style:paragraph-properties fo:text-align="center"/>
      <style:text-properties fo:font-size="8.80000019073486pt"/>
    </style:style>
    <style:style style:name="P18" style:family="paragraph">
      <loext:graphic-properties draw:fill="gradient" draw:fill-gradient-name="Gradient_20_25"/>
      <style:paragraph-properties fo:text-align="center"/>
      <style:text-properties fo:font-size="8.80000019073486pt"/>
    </style:style>
    <style:style style:name="P19" style:family="paragraph">
      <loext:graphic-properties draw:fill="gradient" draw:fill-gradient-name="Gradient_20_36"/>
      <style:paragraph-properties fo:text-align="center"/>
    </style:style>
    <style:style style:name="P20" style:family="paragraph">
      <loext:graphic-properties draw:fill="gradient" draw:fill-gradient-name="Gradient_20_59"/>
      <style:paragraph-properties fo:text-align="center"/>
      <style:text-properties fo:font-size="8.80000019073486pt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51cm" svg:height="3.575cm" svg:x="14.146cm" svg:y="13.594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" draw:id="id1" draw:layer="layout" svg:width="2.17cm" svg:height="1.491cm" svg:x="14.315cm" svg:y="3.533cm">
          <text:p text:style-name="P3"><text:span text:style-name="T1">Fro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17cm" svg:height="1.491cm" svg:x="14.315cm" svg:y="8.998cm">
          <text:p text:style-name="P3"><text:span text:style-name="T1">Back :</text:span></text:p>
          <text:p text:style-name="P3"><text:span text:style-name="T1">- service 1</text:span></text:p>
          <text:p text:style-name="P3"><text:span text:style-name="T1">- service 2</text:span></text:p>
          <text:p text:style-name="P3"><text:span text:style-name="T1">- service 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5.4cm" svg:y1="5.024cm" svg:x2="15.4cm" svg:y2="8.998cm" draw:start-shape="id1" draw:start-glue-point="2" draw:end-shape="id2" draw:end-glue-point="0" svg:d="M15400 5024v500 2972 502" svg:viewBox="0 0 1 3975">
          <text:p/>
        </draw:connector>
        <draw:connector draw:style-name="gr3" draw:text-style-name="P5" draw:layer="layout" draw:type="lines" svg:x1="15.4cm" svg:y1="10.489cm" svg:x2="15.401cm" svg:y2="13.594cm" draw:start-shape="id2" draw:start-glue-point="2" draw:end-shape="id3" draw:end-glue-point="5" svg:d="M15400 10489v500l1 2103v502" svg:viewBox="0 0 2 3106">
          <text:p/>
        </draw:connector>
        <draw:custom-shape draw:style-name="gr4" draw:text-style-name="P5" draw:layer="layout" svg:width="25.284cm" svg:height="15.024cm" svg:x="1.804cm" svg:y="2.41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xml:id="id11" draw:id="id11" draw:layer="layout" svg:width="2.51cm" svg:height="3.575cm" svg:x="14.095cm" svg:y="13.591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" draw:text-style-name="P7" draw:layer="layout" svg:width="2.17cm" svg:height="1.491cm" svg:x="11.868cm" svg:y="3.53cm">
            <text:p text:style-name="P6"><text:span text:style-name="T1">Front 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171cm" svg:height="1.491cm" svg:x="14.264cm" svg:y="3.53cm">
            <text:p text:style-name="P6"><text:span text:style-name="T1">Front 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7" draw:layer="layout" svg:width="2.17cm" svg:height="1.491cm" svg:x="16.661cm" svg:y="3.53cm">
            <text:p text:style-name="P6"><text:span text:style-name="T1">Front 3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4" xml:id="id6" draw:id="id6" draw:layer="layout" svg:width="2.17cm" svg:height="1.491cm" svg:x="10.742cm" svg:y="8.995cm">
          <text:p text:style-name="P3"><text:span text:style-name="T1">Back 2-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2.17cm" svg:height="1.491cm" svg:x="13.122cm" svg:y="8.995cm">
          <text:p text:style-name="P3"><text:span text:style-name="T1">Back 2-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2.17cm" svg:height="1.491cm" svg:x="21.296cm" svg:y="8.995cm">
          <text:p text:style-name="P3"><text:span text:style-name="T1">Back 3-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2.17cm" svg:height="1.491cm" svg:x="16.726cm" svg:y="8.995cm">
          <text:p text:style-name="P3"><text:span text:style-name="T1">Back 3-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2.17cm" svg:height="1.491cm" svg:x="19.011cm" svg:y="8.995cm">
          <text:p text:style-name="P3"><text:span text:style-name="T1">Back 3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2.17cm" svg:height="1.491cm" svg:x="6.56cm" svg:y="8.995cm">
          <text:p text:style-name="P3"><text:span text:style-name="T1">Back 1-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1.502cm" svg:height="0.822cm" svg:x="14.598cm" svg:y="6.349cm">
          <text:p text:style-name="P3"><text:span text:style-name="T1">L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s" svg:x1="12.953cm" svg:y1="5.021cm" svg:x2="15.349cm" svg:y2="6.349cm" draw:end-shape="id4" draw:end-glue-point="4" svg:d="M12953 5021l2396 827v501" svg:viewBox="0 0 2397 1329">
          <text:p/>
        </draw:connector>
        <draw:connector draw:style-name="gr3" draw:text-style-name="P5" draw:layer="layout" draw:type="lines" svg:x1="15.349cm" svg:y1="5.021cm" svg:x2="15.349cm" svg:y2="6.349cm" draw:end-shape="id4" draw:end-glue-point="4" svg:d="M15349 5021v827 501" svg:viewBox="0 0 1 1329">
          <text:p/>
        </draw:connector>
        <draw:connector draw:style-name="gr3" draw:text-style-name="P5" draw:layer="layout" draw:type="lines" svg:x1="17.746cm" svg:y1="5.021cm" svg:x2="15.349cm" svg:y2="6.349cm" draw:end-shape="id4" draw:end-glue-point="4" svg:d="M17746 5021l-2397 827v501" svg:viewBox="0 0 2398 1329">
          <text:p/>
        </draw:connector>
        <draw:connector draw:style-name="gr3" draw:text-style-name="P5" draw:layer="layout" draw:type="lines" svg:x1="15.349cm" svg:y1="7.171cm" svg:x2="7.645cm" svg:y2="8.995cm" draw:start-shape="id4" draw:start-glue-point="8" draw:end-shape="id5" draw:end-glue-point="0" svg:d="M15349 7171v501l-7704 821v502" svg:viewBox="0 0 7705 1825">
          <text:p/>
        </draw:connector>
        <draw:connector draw:style-name="gr3" draw:text-style-name="P5" draw:layer="layout" draw:type="lines" svg:x1="11.827cm" svg:y1="8.995cm" svg:x2="15.349cm" svg:y2="7.171cm" draw:start-shape="id6" draw:start-glue-point="0" draw:end-shape="id4" draw:end-glue-point="8" svg:d="M11827 8995v-502l3522-821v-501" svg:viewBox="0 0 3523 1825">
          <text:p/>
        </draw:connector>
        <draw:connector draw:style-name="gr3" draw:text-style-name="P5" draw:layer="layout" draw:type="lines" svg:x1="14.207cm" svg:y1="8.995cm" svg:x2="15.349cm" svg:y2="7.171cm" draw:start-shape="id7" draw:start-glue-point="0" draw:end-shape="id4" draw:end-glue-point="8" svg:d="M14207 8995v-502l1142-821v-501" svg:viewBox="0 0 1143 1825">
          <text:p/>
        </draw:connector>
        <draw:connector draw:style-name="gr3" draw:text-style-name="P5" draw:layer="layout" draw:type="lines" svg:x1="17.811cm" svg:y1="8.995cm" svg:x2="15.349cm" svg:y2="7.171cm" draw:start-shape="id8" draw:start-glue-point="0" draw:end-shape="id4" draw:end-glue-point="8" svg:d="M17811 8995v-502l-2462-821v-501" svg:viewBox="0 0 2463 1825">
          <text:p/>
        </draw:connector>
        <draw:connector draw:style-name="gr3" draw:text-style-name="P5" draw:layer="layout" draw:type="lines" svg:x1="20.096cm" svg:y1="8.995cm" svg:x2="15.349cm" svg:y2="7.171cm" draw:start-shape="id9" draw:start-glue-point="0" draw:end-shape="id4" draw:end-glue-point="8" svg:d="M20096 8995v-502l-4747-821v-501" svg:viewBox="0 0 4748 1825">
          <text:p/>
        </draw:connector>
        <draw:connector draw:style-name="gr3" draw:text-style-name="P5" draw:layer="layout" draw:type="lines" svg:x1="22.381cm" svg:y1="8.995cm" svg:x2="15.349cm" svg:y2="7.171cm" draw:start-shape="id10" draw:start-glue-point="0" draw:end-shape="id4" draw:end-glue-point="8" svg:d="M22381 8995v-502l-7032-821v-501" svg:viewBox="0 0 7033 1825">
          <text:p/>
        </draw:connector>
        <draw:connector draw:style-name="gr3" draw:text-style-name="P5" draw:layer="layout" draw:type="lines" svg:x1="7.645cm" svg:y1="10.486cm" svg:x2="15.35cm" svg:y2="13.591cm" draw:start-shape="id5" draw:start-glue-point="2" draw:end-shape="id11" draw:end-glue-point="5" svg:d="M7645 10486v500l7705 2103v502" svg:viewBox="0 0 7706 3106">
          <text:p/>
        </draw:connector>
        <draw:connector draw:style-name="gr3" draw:text-style-name="P5" draw:layer="layout" draw:type="lines" svg:x1="11.827cm" svg:y1="10.486cm" svg:x2="15.35cm" svg:y2="13.591cm" draw:start-shape="id6" draw:start-glue-point="2" draw:end-shape="id11" draw:end-glue-point="5" svg:d="M11827 10486v500l3523 2103v502" svg:viewBox="0 0 3524 3106">
          <text:p/>
        </draw:connector>
        <draw:connector draw:style-name="gr3" draw:text-style-name="P5" draw:layer="layout" draw:type="lines" svg:x1="14.207cm" svg:y1="10.486cm" svg:x2="15.35cm" svg:y2="13.591cm" draw:start-shape="id7" draw:start-glue-point="2" draw:end-shape="id11" draw:end-glue-point="5" svg:d="M14207 10486v500l1143 2103v502" svg:viewBox="0 0 1144 3106">
          <text:p/>
        </draw:connector>
        <draw:connector draw:style-name="gr3" draw:text-style-name="P5" draw:layer="layout" draw:type="lines" svg:x1="17.811cm" svg:y1="10.486cm" svg:x2="15.35cm" svg:y2="13.591cm" draw:start-shape="id8" draw:start-glue-point="2" draw:end-shape="id11" draw:end-glue-point="5" svg:d="M17811 10486v500l-2461 2103v502" svg:viewBox="0 0 2462 3106">
          <text:p/>
        </draw:connector>
        <draw:connector draw:style-name="gr3" draw:text-style-name="P5" draw:layer="layout" draw:type="lines" svg:x1="20.096cm" svg:y1="10.486cm" svg:x2="15.35cm" svg:y2="13.591cm" draw:start-shape="id9" draw:start-glue-point="2" draw:end-shape="id11" draw:end-glue-point="5" svg:d="M20096 10486v500l-4746 2103v502" svg:viewBox="0 0 4747 3106">
          <text:p/>
        </draw:connector>
        <draw:connector draw:style-name="gr3" draw:text-style-name="P5" draw:layer="layout" draw:type="lines" svg:x1="22.381cm" svg:y1="10.486cm" svg:x2="15.35cm" svg:y2="13.591cm" draw:start-shape="id10" draw:start-glue-point="2" draw:end-shape="id11" draw:end-glue-point="5" svg:d="M22381 10486v500l-7031 2103v502" svg:viewBox="0 0 7032 3106">
          <text:p/>
        </draw:connector>
        <draw:custom-shape draw:style-name="gr4" draw:text-style-name="P5" draw:layer="layout" svg:width="25.284cm" svg:height="15.024cm" svg:x="1.804cm" svg:y="2.414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7" draw:text-style-name="P8" xml:id="id22" draw:id="id22" draw:layer="layout" svg:width="2.51cm" svg:height="3.575cm" svg:x="14.096cm" svg:y="13.592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9" xml:id="id12" draw:id="id12" draw:layer="layout" svg:width="2.17cm" svg:height="1.491cm" svg:x="11.869cm" svg:y="3.531cm">
          <text:p text:style-name="P3"><text:span text:style-name="T1">Front 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4" draw:id="id14" draw:layer="layout" svg:width="2.17cm" svg:height="1.491cm" svg:x="14.265cm" svg:y="3.531cm">
          <text:p text:style-name="P3"><text:span text:style-name="T1">Front 2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5" draw:id="id15" draw:layer="layout" svg:width="2.17cm" svg:height="1.491cm" svg:x="16.661cm" svg:y="3.531cm">
          <text:p text:style-name="P3"><text:span text:style-name="T1">Front 3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17" draw:id="id17" draw:layer="layout" svg:width="2.17cm" svg:height="1.491cm" svg:x="10.743cm" svg:y="8.996cm">
          <text:p text:style-name="P3"><text:span text:style-name="T1">Back 2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18" draw:id="id18" draw:layer="layout" svg:width="2.17cm" svg:height="1.491cm" svg:x="13.123cm" svg:y="8.996cm">
          <text:p text:style-name="P3"><text:span text:style-name="T1">Back 3-2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21" draw:id="id21" draw:layer="layout" svg:width="2.17cm" svg:height="1.491cm" svg:x="21.297cm" svg:y="8.996cm">
          <text:p text:style-name="P3"><text:span text:style-name="T1">Back 3-3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9" draw:id="id19" draw:layer="layout" svg:width="2.17cm" svg:height="1.491cm" svg:x="16.727cm" svg:y="8.996cm">
          <text:p text:style-name="P3"><text:span text:style-name="T1">Back 3-1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20" draw:id="id20" draw:layer="layout" svg:width="2.17cm" svg:height="1.491cm" svg:x="19.012cm" svg:y="8.996cm">
          <text:p text:style-name="P3"><text:span text:style-name="T1">Back 3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xml:id="id16" draw:id="id16" draw:layer="layout" svg:width="2.17cm" svg:height="1.491cm" svg:x="6.561cm" svg:y="8.996cm">
          <text:p text:style-name="P3"><text:span text:style-name="T1">Back 1-1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xml:id="id13" draw:id="id13" draw:layer="layout" svg:width="1.502cm" svg:height="0.822cm" svg:x="14.6cm" svg:y="6.35cm">
          <text:p text:style-name="P3"><text:span text:style-name="T1">L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s" svg:x1="12.954cm" svg:y1="5.022cm" svg:x2="15.351cm" svg:y2="6.35cm" draw:start-shape="id12" draw:start-glue-point="2" draw:end-shape="id13" draw:end-glue-point="4" svg:d="M12954 5022v500l2397 327v501" svg:viewBox="0 0 2398 1329">
          <text:p/>
        </draw:connector>
        <draw:connector draw:style-name="gr3" draw:text-style-name="P5" draw:layer="layout" draw:type="lines" svg:x1="15.35cm" svg:y1="5.022cm" svg:x2="15.351cm" svg:y2="6.35cm" draw:start-shape="id14" draw:start-glue-point="2" draw:end-shape="id13" draw:end-glue-point="4" svg:d="M15350 5022v500l1 327v501" svg:viewBox="0 0 2 1329">
          <text:p/>
        </draw:connector>
        <draw:connector draw:style-name="gr3" draw:text-style-name="P5" draw:layer="layout" draw:type="lines" svg:x1="17.746cm" svg:y1="5.022cm" svg:x2="15.351cm" svg:y2="6.35cm" draw:start-shape="id15" draw:start-glue-point="2" draw:end-shape="id13" draw:end-glue-point="4" svg:d="M17746 5022v500l-2395 327v501" svg:viewBox="0 0 2396 1329">
          <text:p/>
        </draw:connector>
        <draw:connector draw:style-name="gr3" draw:text-style-name="P5" draw:layer="layout" draw:type="lines" svg:x1="15.351cm" svg:y1="7.172cm" svg:x2="7.646cm" svg:y2="8.996cm" draw:start-shape="id13" draw:start-glue-point="8" draw:end-shape="id16" draw:end-glue-point="0" svg:d="M15351 7172v501l-7705 821v502" svg:viewBox="0 0 7706 1825">
          <text:p/>
        </draw:connector>
        <draw:connector draw:style-name="gr3" draw:text-style-name="P5" draw:layer="layout" draw:type="lines" svg:x1="11.828cm" svg:y1="8.996cm" svg:x2="15.351cm" svg:y2="7.172cm" draw:start-shape="id17" draw:start-glue-point="0" draw:end-shape="id13" draw:end-glue-point="8" svg:d="M11828 8996v-502l3523-821v-501" svg:viewBox="0 0 3524 1825">
          <text:p/>
        </draw:connector>
        <draw:connector draw:style-name="gr3" draw:text-style-name="P5" draw:layer="layout" draw:type="lines" svg:x1="14.208cm" svg:y1="8.996cm" svg:x2="15.351cm" svg:y2="7.172cm" draw:start-shape="id18" draw:start-glue-point="0" draw:end-shape="id13" draw:end-glue-point="8" svg:d="M14208 8996v-502l1143-821v-501" svg:viewBox="0 0 1144 1825">
          <text:p/>
        </draw:connector>
        <draw:connector draw:style-name="gr3" draw:text-style-name="P5" draw:layer="layout" draw:type="lines" svg:x1="17.812cm" svg:y1="8.996cm" svg:x2="15.351cm" svg:y2="7.172cm" draw:start-shape="id19" draw:start-glue-point="0" draw:end-shape="id13" draw:end-glue-point="8" svg:d="M17812 8996v-502l-2461-821v-501" svg:viewBox="0 0 2462 1825">
          <text:p/>
        </draw:connector>
        <draw:connector draw:style-name="gr3" draw:text-style-name="P5" draw:layer="layout" draw:type="lines" svg:x1="20.097cm" svg:y1="8.996cm" svg:x2="15.351cm" svg:y2="7.172cm" draw:start-shape="id20" draw:start-glue-point="0" draw:end-shape="id13" draw:end-glue-point="8" svg:d="M20097 8996v-502l-4746-821v-501" svg:viewBox="0 0 4747 1825">
          <text:p/>
        </draw:connector>
        <draw:connector draw:style-name="gr3" draw:text-style-name="P5" draw:layer="layout" draw:type="lines" svg:x1="22.382cm" svg:y1="8.996cm" svg:x2="15.351cm" svg:y2="7.172cm" draw:start-shape="id21" draw:start-glue-point="0" draw:end-shape="id13" draw:end-glue-point="8" svg:d="M22382 8996v-502l-7031-821v-501" svg:viewBox="0 0 7032 1825">
          <text:p/>
        </draw:connector>
        <draw:connector draw:style-name="gr3" draw:text-style-name="P5" draw:layer="layout" draw:type="lines" svg:x1="7.646cm" svg:y1="10.487cm" svg:x2="15.351cm" svg:y2="13.592cm" draw:start-shape="id16" draw:start-glue-point="2" draw:end-shape="id22" draw:end-glue-point="5" svg:d="M7646 10487v500l7705 2103v502" svg:viewBox="0 0 7706 3106">
          <text:p/>
        </draw:connector>
        <draw:connector draw:style-name="gr3" draw:text-style-name="P5" draw:layer="layout" draw:type="lines" svg:x1="11.828cm" svg:y1="10.487cm" svg:x2="15.351cm" svg:y2="13.592cm" draw:start-shape="id17" draw:start-glue-point="2" draw:end-shape="id22" draw:end-glue-point="5" svg:d="M11828 10487v500l3523 2103v502" svg:viewBox="0 0 3524 3106">
          <text:p/>
        </draw:connector>
        <draw:connector draw:style-name="gr3" draw:text-style-name="P5" draw:layer="layout" draw:type="lines" svg:x1="14.208cm" svg:y1="10.487cm" svg:x2="15.351cm" svg:y2="13.592cm" draw:start-shape="id18" draw:start-glue-point="2" draw:end-shape="id22" draw:end-glue-point="5" svg:d="M14208 10487v500l1143 2103v502" svg:viewBox="0 0 1144 3106">
          <text:p/>
        </draw:connector>
        <draw:connector draw:style-name="gr3" draw:text-style-name="P5" draw:layer="layout" draw:type="lines" svg:x1="17.812cm" svg:y1="10.487cm" svg:x2="15.351cm" svg:y2="13.592cm" draw:start-shape="id19" draw:start-glue-point="2" draw:end-shape="id22" draw:end-glue-point="5" svg:d="M17812 10487v500l-2461 2103v502" svg:viewBox="0 0 2462 3106">
          <text:p/>
        </draw:connector>
        <draw:connector draw:style-name="gr3" draw:text-style-name="P5" draw:layer="layout" draw:type="lines" svg:x1="20.097cm" svg:y1="10.487cm" svg:x2="15.351cm" svg:y2="13.592cm" draw:start-shape="id20" draw:start-glue-point="2" draw:end-shape="id22" draw:end-glue-point="5" svg:d="M20097 10487v500l-4746 2103v502" svg:viewBox="0 0 4747 3106">
          <text:p/>
        </draw:connector>
        <draw:connector draw:style-name="gr3" draw:text-style-name="P5" draw:layer="layout" draw:type="lines" svg:x1="22.382cm" svg:y1="10.487cm" svg:x2="15.351cm" svg:y2="13.592cm" draw:start-shape="id21" draw:start-glue-point="2" draw:end-shape="id22" draw:end-glue-point="5" svg:d="M22382 10487v500l-7031 2103v502" svg:viewBox="0 0 7032 3106">
          <text:p/>
        </draw:connector>
        <draw:custom-shape draw:style-name="gr4" draw:text-style-name="P5" draw:layer="layout" svg:width="25.284cm" svg:height="15.024cm" svg:x="1.804cm" svg:y="2.41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7" draw:text-style-name="P8" xml:id="id33" draw:id="id33" draw:layer="layout" svg:width="2.51cm" svg:height="3.575cm" svg:x="14.097cm" svg:y="13.593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9" xml:id="id23" draw:id="id23" draw:layer="layout" svg:width="2.17cm" svg:height="1.491cm" svg:x="11.87cm" svg:y="3.532cm">
          <text:p text:style-name="P3"><text:span text:style-name="T1">Front 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25" draw:id="id25" draw:layer="layout" svg:width="2.17cm" svg:height="1.491cm" svg:x="14.266cm" svg:y="3.532cm">
          <text:p text:style-name="P3"><text:span text:style-name="T1">Front 2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26" draw:id="id26" draw:layer="layout" svg:width="2.17cm" svg:height="1.491cm" svg:x="16.663cm" svg:y="3.532cm">
          <text:p text:style-name="P3"><text:span text:style-name="T1">Front 3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28" draw:id="id28" draw:layer="layout" svg:width="2.17cm" svg:height="1.491cm" svg:x="10.744cm" svg:y="8.997cm">
          <text:p text:style-name="P3"><text:span text:style-name="T1">Back 2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29" draw:id="id29" draw:layer="layout" svg:width="2.17cm" svg:height="1.491cm" svg:x="13.124cm" svg:y="8.997cm">
          <text:p text:style-name="P3"><text:span text:style-name="T1">Back 3-2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32" draw:id="id32" draw:layer="layout" svg:width="2.17cm" svg:height="1.491cm" svg:x="21.298cm" svg:y="8.997cm">
          <text:p text:style-name="P3"><text:span text:style-name="T1">Back 3-3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30" draw:id="id30" draw:layer="layout" svg:width="2.17cm" svg:height="1.491cm" svg:x="16.728cm" svg:y="8.997cm">
          <text:p text:style-name="P3"><text:span text:style-name="T1">Back 3-1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31" draw:id="id31" draw:layer="layout" svg:width="2.17cm" svg:height="1.491cm" svg:x="19.013cm" svg:y="8.997cm">
          <text:p text:style-name="P3"><text:span text:style-name="T1">Back 3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xml:id="id27" draw:id="id27" draw:layer="layout" svg:width="2.17cm" svg:height="1.491cm" svg:x="6.562cm" svg:y="8.997cm">
          <text:p text:style-name="P3"><text:span text:style-name="T1">Back 1-1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xml:id="id24" draw:id="id24" draw:layer="layout" svg:width="1.502cm" svg:height="0.822cm" svg:x="14.601cm" svg:y="6.351cm">
          <text:p text:style-name="P3"><text:span text:style-name="T1">L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s" svg:x1="12.955cm" svg:y1="5.023cm" svg:x2="15.352cm" svg:y2="6.351cm" draw:start-shape="id23" draw:start-glue-point="2" draw:end-shape="id24" draw:end-glue-point="4" svg:d="M12955 5023v500l2397 327v501" svg:viewBox="0 0 2398 1329">
          <text:p/>
        </draw:connector>
        <draw:connector draw:style-name="gr3" draw:text-style-name="P5" draw:layer="layout" draw:type="lines" svg:x1="15.351cm" svg:y1="5.023cm" svg:x2="15.352cm" svg:y2="6.351cm" draw:start-shape="id25" draw:start-glue-point="2" draw:end-shape="id24" draw:end-glue-point="4" svg:d="M15351 5023v500l1 327v501" svg:viewBox="0 0 2 1329">
          <text:p/>
        </draw:connector>
        <draw:connector draw:style-name="gr3" draw:text-style-name="P5" draw:layer="layout" draw:type="lines" svg:x1="17.748cm" svg:y1="5.023cm" svg:x2="15.352cm" svg:y2="6.351cm" draw:start-shape="id26" draw:start-glue-point="2" draw:end-shape="id24" draw:end-glue-point="4" svg:d="M17748 5023v500l-2396 327v501" svg:viewBox="0 0 2397 1329">
          <text:p/>
        </draw:connector>
        <draw:connector draw:style-name="gr3" draw:text-style-name="P5" draw:layer="layout" draw:type="lines" svg:x1="15.352cm" svg:y1="7.173cm" svg:x2="7.647cm" svg:y2="8.997cm" draw:start-shape="id24" draw:start-glue-point="8" draw:end-shape="id27" draw:end-glue-point="0" svg:d="M15352 7173v501l-7705 821v502" svg:viewBox="0 0 7706 1825">
          <text:p/>
        </draw:connector>
        <draw:connector draw:style-name="gr3" draw:text-style-name="P5" draw:layer="layout" draw:type="lines" svg:x1="11.829cm" svg:y1="8.997cm" svg:x2="15.352cm" svg:y2="7.173cm" draw:start-shape="id28" draw:start-glue-point="0" draw:end-shape="id24" draw:end-glue-point="8" svg:d="M11829 8997v-502l3523-821v-501" svg:viewBox="0 0 3524 1825">
          <text:p/>
        </draw:connector>
        <draw:connector draw:style-name="gr3" draw:text-style-name="P5" draw:layer="layout" draw:type="lines" svg:x1="14.209cm" svg:y1="8.997cm" svg:x2="15.352cm" svg:y2="7.173cm" draw:start-shape="id29" draw:start-glue-point="0" draw:end-shape="id24" draw:end-glue-point="8" svg:d="M14209 8997v-502l1143-821v-501" svg:viewBox="0 0 1144 1825">
          <text:p/>
        </draw:connector>
        <draw:connector draw:style-name="gr3" draw:text-style-name="P5" draw:layer="layout" draw:type="lines" svg:x1="17.813cm" svg:y1="8.997cm" svg:x2="15.352cm" svg:y2="7.173cm" draw:start-shape="id30" draw:start-glue-point="0" draw:end-shape="id24" draw:end-glue-point="8" svg:d="M17813 8997v-502l-2461-821v-501" svg:viewBox="0 0 2462 1825">
          <text:p/>
        </draw:connector>
        <draw:connector draw:style-name="gr3" draw:text-style-name="P5" draw:layer="layout" draw:type="lines" svg:x1="20.098cm" svg:y1="8.997cm" svg:x2="15.352cm" svg:y2="7.173cm" draw:start-shape="id31" draw:start-glue-point="0" draw:end-shape="id24" draw:end-glue-point="8" svg:d="M20098 8997v-502l-4746-821v-501" svg:viewBox="0 0 4747 1825">
          <text:p/>
        </draw:connector>
        <draw:connector draw:style-name="gr3" draw:text-style-name="P5" draw:layer="layout" draw:type="lines" svg:x1="22.383cm" svg:y1="8.997cm" svg:x2="15.352cm" svg:y2="7.173cm" draw:start-shape="id32" draw:start-glue-point="0" draw:end-shape="id24" draw:end-glue-point="8" svg:d="M22383 8997v-502l-7031-821v-501" svg:viewBox="0 0 7032 1825">
          <text:p/>
        </draw:connector>
        <draw:connector draw:style-name="gr3" draw:text-style-name="P5" draw:layer="layout" draw:type="lines" svg:x1="7.647cm" svg:y1="10.488cm" svg:x2="15.352cm" svg:y2="13.593cm" draw:start-shape="id27" draw:start-glue-point="2" draw:end-shape="id33" draw:end-glue-point="5" svg:d="M7647 10488v500l7705 2103v502" svg:viewBox="0 0 7706 3106">
          <text:p/>
        </draw:connector>
        <draw:connector draw:style-name="gr3" draw:text-style-name="P5" draw:layer="layout" draw:type="lines" svg:x1="11.829cm" svg:y1="10.488cm" svg:x2="15.352cm" svg:y2="13.593cm" draw:start-shape="id28" draw:start-glue-point="2" draw:end-shape="id33" draw:end-glue-point="5" svg:d="M11829 10488v500l3523 2103v502" svg:viewBox="0 0 3524 3106">
          <text:p/>
        </draw:connector>
        <draw:connector draw:style-name="gr3" draw:text-style-name="P5" draw:layer="layout" draw:type="lines" svg:x1="14.209cm" svg:y1="10.488cm" svg:x2="15.352cm" svg:y2="13.593cm" draw:start-shape="id29" draw:start-glue-point="2" draw:end-shape="id33" draw:end-glue-point="5" svg:d="M14209 10488v500l1143 2103v502" svg:viewBox="0 0 1144 3106">
          <text:p/>
        </draw:connector>
        <draw:connector draw:style-name="gr3" draw:text-style-name="P5" draw:layer="layout" draw:type="lines" svg:x1="17.813cm" svg:y1="10.488cm" svg:x2="15.352cm" svg:y2="13.593cm" draw:start-shape="id30" draw:start-glue-point="2" draw:end-shape="id33" draw:end-glue-point="5" svg:d="M17813 10488v500l-2461 2103v502" svg:viewBox="0 0 2462 3106">
          <text:p/>
        </draw:connector>
        <draw:connector draw:style-name="gr3" draw:text-style-name="P5" draw:layer="layout" draw:type="lines" svg:x1="20.098cm" svg:y1="10.488cm" svg:x2="15.352cm" svg:y2="13.593cm" draw:start-shape="id31" draw:start-glue-point="2" draw:end-shape="id33" draw:end-glue-point="5" svg:d="M20098 10488v500l-4746 2103v502" svg:viewBox="0 0 4747 3106">
          <text:p/>
        </draw:connector>
        <draw:connector draw:style-name="gr3" draw:text-style-name="P5" draw:layer="layout" draw:type="lines" svg:x1="22.383cm" svg:y1="10.488cm" svg:x2="15.352cm" svg:y2="13.593cm" draw:start-shape="id32" draw:start-glue-point="2" draw:end-shape="id33" draw:end-glue-point="5" svg:d="M22383 10488v500l-7031 2103v502" svg:viewBox="0 0 7032 3106">
          <text:p/>
        </draw:connector>
        <draw:custom-shape draw:style-name="gr18" draw:text-style-name="P19" draw:layer="layout" svg:width="1.88cm" svg:height="1.879cm" draw:transform="skewX (0.0303687289847012) rotate (0.785398163397448) translate (16.502cm 4.23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5.79569145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layer="layout" svg:width="1.88cm" svg:height="1.879cm" draw:transform="skewX (0.0303687289847012) rotate (0.785398163397448) translate (20.991cm 9.71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5.79569145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5.284cm" svg:height="15.024cm" svg:x="1.729cm" svg:y="2.9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5.284cm" svg:height="15.024cm" svg:x="1.804cm" svg:y="2.41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9" draw:text-style-name="P8" xml:id="id44" draw:id="id44" draw:layer="layout" svg:width="2.51cm" svg:height="3.575cm" svg:x="14.102cm" svg:y="13.579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9" xml:id="id34" draw:id="id34" draw:layer="layout" svg:width="2.17cm" svg:height="1.491cm" svg:x="11.875cm" svg:y="3.517cm">
          <text:p text:style-name="P3"><text:span text:style-name="T1">Front 1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36" draw:id="id36" draw:layer="layout" svg:width="2.17cm" svg:height="1.491cm" svg:x="14.272cm" svg:y="3.517cm">
          <text:p text:style-name="P3"><text:span text:style-name="T1">Front 2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37" draw:id="id37" draw:layer="layout" svg:width="2.17cm" svg:height="1.491cm" svg:x="16.668cm" svg:y="3.517cm">
          <text:p text:style-name="P3"><text:span text:style-name="T1">Front 3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xml:id="id39" draw:id="id39" draw:layer="layout" svg:width="2.17cm" svg:height="1.491cm" svg:x="10.749cm" svg:y="8.983cm">
          <text:p text:style-name="P3"><text:span text:style-name="T1">Back 2-1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40" draw:id="id40" draw:layer="layout" svg:width="2.17cm" svg:height="1.491cm" svg:x="13.13cm" svg:y="8.983cm">
          <text:p text:style-name="P3"><text:span text:style-name="T1">Back 3-2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xml:id="id43" draw:id="id43" draw:layer="layout" svg:width="2.17cm" svg:height="1.491cm" svg:x="21.303cm" svg:y="8.983cm">
          <text:p text:style-name="P3"><text:span text:style-name="T1">Back 3-3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41" draw:id="id41" draw:layer="layout" svg:width="2.17cm" svg:height="1.491cm" svg:x="16.733cm" svg:y="8.983cm">
          <text:p text:style-name="P3"><text:span text:style-name="T1">Back 3-1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xml:id="id42" draw:id="id42" draw:layer="layout" svg:width="2.17cm" svg:height="1.491cm" svg:x="19.018cm" svg:y="8.983cm">
          <text:p text:style-name="P3"><text:span text:style-name="T1">Back 3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xml:id="id38" draw:id="id38" draw:layer="layout" svg:width="2.17cm" svg:height="1.491cm" svg:x="6.568cm" svg:y="8.983cm">
          <text:p text:style-name="P3"><text:span text:style-name="T1">Back 1-1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xml:id="id35" draw:id="id35" draw:layer="layout" svg:width="1.502cm" svg:height="0.822cm" svg:x="14.606cm" svg:y="6.337cm">
          <text:p text:style-name="P3"><text:span text:style-name="T1">L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s" svg:x1="12.96cm" svg:y1="5.008cm" svg:x2="15.357cm" svg:y2="6.337cm" draw:start-shape="id34" draw:start-glue-point="2" draw:end-shape="id35" draw:end-glue-point="4" svg:d="M12960 5008v500l2397 328v501" svg:viewBox="0 0 2398 1330">
          <text:p/>
        </draw:connector>
        <draw:connector draw:style-name="gr3" draw:text-style-name="P5" draw:layer="layout" draw:type="lines" svg:x1="15.357cm" svg:y1="5.008cm" svg:x2="15.357cm" svg:y2="6.337cm" draw:start-shape="id36" draw:start-glue-point="2" draw:end-shape="id35" draw:end-glue-point="4" svg:d="M15357 5008v500 328 501" svg:viewBox="0 0 1 1330">
          <text:p/>
        </draw:connector>
        <draw:connector draw:style-name="gr3" draw:text-style-name="P5" draw:layer="layout" draw:type="lines" svg:x1="17.753cm" svg:y1="5.008cm" svg:x2="15.357cm" svg:y2="6.337cm" draw:start-shape="id37" draw:start-glue-point="2" draw:end-shape="id35" draw:end-glue-point="4" svg:d="M17753 5008v500l-2396 328v501" svg:viewBox="0 0 2397 1330">
          <text:p/>
        </draw:connector>
        <draw:connector draw:style-name="gr3" draw:text-style-name="P5" draw:layer="layout" draw:type="lines" svg:x1="15.357cm" svg:y1="7.159cm" svg:x2="7.653cm" svg:y2="8.983cm" draw:start-shape="id35" draw:start-glue-point="8" draw:end-shape="id38" draw:end-glue-point="0" svg:d="M15357 7159v501l-7704 821v502" svg:viewBox="0 0 7705 1825">
          <text:p/>
        </draw:connector>
        <draw:connector draw:style-name="gr3" draw:text-style-name="P5" draw:layer="layout" draw:type="lines" svg:x1="11.834cm" svg:y1="8.983cm" svg:x2="15.357cm" svg:y2="7.159cm" draw:start-shape="id39" draw:start-glue-point="0" draw:end-shape="id35" draw:end-glue-point="8" svg:d="M11834 8983v-502l3523-821v-501" svg:viewBox="0 0 3524 1825">
          <text:p/>
        </draw:connector>
        <draw:connector draw:style-name="gr3" draw:text-style-name="P5" draw:layer="layout" draw:type="lines" svg:x1="14.215cm" svg:y1="8.983cm" svg:x2="15.357cm" svg:y2="7.159cm" draw:start-shape="id40" draw:start-glue-point="0" draw:end-shape="id35" draw:end-glue-point="8" svg:d="M14215 8983v-502l1142-821v-501" svg:viewBox="0 0 1143 1825">
          <text:p/>
        </draw:connector>
        <draw:connector draw:style-name="gr3" draw:text-style-name="P5" draw:layer="layout" draw:type="lines" svg:x1="17.818cm" svg:y1="8.983cm" svg:x2="15.357cm" svg:y2="7.159cm" draw:start-shape="id41" draw:start-glue-point="0" draw:end-shape="id35" draw:end-glue-point="8" svg:d="M17818 8983v-502l-2461-821v-501" svg:viewBox="0 0 2462 1825">
          <text:p/>
        </draw:connector>
        <draw:connector draw:style-name="gr3" draw:text-style-name="P5" draw:layer="layout" draw:type="lines" svg:x1="20.103cm" svg:y1="8.983cm" svg:x2="15.357cm" svg:y2="7.159cm" draw:start-shape="id42" draw:start-glue-point="0" draw:end-shape="id35" draw:end-glue-point="8" svg:d="M20103 8983v-502l-4746-821v-501" svg:viewBox="0 0 4747 1825">
          <text:p/>
        </draw:connector>
        <draw:connector draw:style-name="gr3" draw:text-style-name="P5" draw:layer="layout" draw:type="lines" svg:x1="22.388cm" svg:y1="8.983cm" svg:x2="15.357cm" svg:y2="7.159cm" draw:start-shape="id43" draw:start-glue-point="0" draw:end-shape="id35" draw:end-glue-point="8" svg:d="M22388 8983v-502l-7031-821v-501" svg:viewBox="0 0 7032 1825">
          <text:p/>
        </draw:connector>
        <draw:connector draw:style-name="gr3" draw:text-style-name="P5" draw:layer="layout" draw:type="lines" svg:x1="7.653cm" svg:y1="10.474cm" svg:x2="15.357cm" svg:y2="13.579cm" draw:start-shape="id38" draw:start-glue-point="2" draw:end-shape="id44" draw:end-glue-point="5" svg:d="M7653 10474v500l7704 2103v502" svg:viewBox="0 0 7705 3106">
          <text:p/>
        </draw:connector>
        <draw:connector draw:style-name="gr3" draw:text-style-name="P5" draw:layer="layout" draw:type="lines" svg:x1="11.834cm" svg:y1="10.474cm" svg:x2="15.357cm" svg:y2="13.579cm" draw:start-shape="id39" draw:start-glue-point="2" draw:end-shape="id44" draw:end-glue-point="5" svg:d="M11834 10474v500l3523 2103v502" svg:viewBox="0 0 3524 3106">
          <text:p/>
        </draw:connector>
        <draw:connector draw:style-name="gr3" draw:text-style-name="P5" draw:layer="layout" draw:type="lines" svg:x1="14.215cm" svg:y1="10.474cm" svg:x2="15.357cm" svg:y2="13.579cm" draw:start-shape="id40" draw:start-glue-point="2" draw:end-shape="id44" draw:end-glue-point="5" svg:d="M14215 10474v500l1142 2103v502" svg:viewBox="0 0 1143 3106">
          <text:p/>
        </draw:connector>
        <draw:connector draw:style-name="gr3" draw:text-style-name="P5" draw:layer="layout" draw:type="lines" svg:x1="17.818cm" svg:y1="10.474cm" svg:x2="15.357cm" svg:y2="13.579cm" draw:start-shape="id41" draw:start-glue-point="2" draw:end-shape="id44" draw:end-glue-point="5" svg:d="M17818 10474v500l-2461 2103v502" svg:viewBox="0 0 2462 3106">
          <text:p/>
        </draw:connector>
        <draw:connector draw:style-name="gr3" draw:text-style-name="P5" draw:layer="layout" draw:type="lines" svg:x1="20.103cm" svg:y1="10.474cm" svg:x2="15.357cm" svg:y2="13.579cm" draw:start-shape="id42" draw:start-glue-point="2" draw:end-shape="id44" draw:end-glue-point="5" svg:d="M20103 10474v500l-4746 2103v502" svg:viewBox="0 0 4747 3106">
          <text:p/>
        </draw:connector>
        <draw:connector draw:style-name="gr3" draw:text-style-name="P5" draw:layer="layout" draw:type="lines" svg:x1="22.388cm" svg:y1="10.474cm" svg:x2="15.357cm" svg:y2="13.579cm" draw:start-shape="id43" draw:start-glue-point="2" draw:end-shape="id44" draw:end-glue-point="5" svg:d="M22388 10474v500l-7031 2103v502" svg:viewBox="0 0 7032 3106">
          <text:p/>
        </draw:connector>
        <draw:custom-shape draw:style-name="gr30" draw:text-style-name="P19" draw:layer="layout" svg:width="1.88cm" svg:height="1.879cm" draw:transform="skewX (0.0303687289847012) rotate (0.785398163397448) translate (16.507cm 4.21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5.79569145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9" draw:layer="layout" svg:width="1.88cm" svg:height="1.879cm" draw:transform="skewX (0.0303687289847012) rotate (0.785398163397448) translate (20.996cm 9.70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5.79569145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0" xml:id="id45" draw:id="id45" draw:layer="layout" svg:width="2.17cm" svg:height="1.491cm" svg:x="19.027cm" svg:y="3.517cm">
          <text:p text:style-name="P3"><text:span text:style-name="T1">Front 4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xml:id="id46" draw:id="id46" draw:layer="layout" svg:width="2.17cm" svg:height="1.491cm" svg:x="23.555cm" svg:y="8.983cm">
          <text:p text:style-name="P3"><text:span text:style-name="T1">Back 3-4</text:span>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draw:type="lines" svg:x1="20.112cm" svg:y1="5.008cm" svg:x2="15.357cm" svg:y2="6.337cm" draw:start-shape="id45" draw:start-glue-point="2" draw:end-shape="id35" draw:end-glue-point="4" svg:d="M20112 5008v500l-4755 328v501" svg:viewBox="0 0 4756 1330">
          <text:p/>
        </draw:connector>
        <draw:connector draw:style-name="gr32" draw:text-style-name="P5" draw:layer="layout" draw:type="lines" svg:x1="15.357cm" svg:y1="7.159cm" svg:x2="24.64cm" svg:y2="8.983cm" draw:start-shape="id35" draw:start-glue-point="8" draw:end-shape="id46" draw:end-glue-point="0" svg:d="M15357 7159v501l9283 821v502" svg:viewBox="0 0 9284 1825">
          <text:p/>
        </draw:connector>
        <draw:connector draw:style-name="gr32" draw:text-style-name="P5" draw:layer="layout" draw:type="lines" svg:x1="24.64cm" svg:y1="10.474cm" svg:x2="15.357cm" svg:y2="13.579cm" draw:start-shape="id46" draw:start-glue-point="2" draw:end-shape="id44" draw:end-glue-point="5" svg:d="M24640 10474v500l-9283 2103v502" svg:viewBox="0 0 9284 3106">
          <text:p/>
        </draw:connector>
        <draw:custom-shape draw:style-name="gr33" draw:text-style-name="P5" draw:layer="layout" svg:width="25.284cm" svg:height="15.024cm" svg:x="1.804cm" svg:y="2.414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9" draw:text-style-name="P8" xml:id="id57" draw:id="id57" draw:layer="layout" svg:width="2.51cm" svg:height="3.575cm" svg:x="14.103cm" svg:y="13.578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9" xml:id="id47" draw:id="id47" draw:layer="layout" svg:width="2.17cm" svg:height="1.491cm" svg:x="11.876cm" svg:y="3.516cm">
          <text:p text:style-name="P3"><text:span text:style-name="T1">Front 1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49" draw:id="id49" draw:layer="layout" svg:width="2.17cm" svg:height="1.491cm" svg:x="14.273cm" svg:y="3.516cm">
          <text:p text:style-name="P3"><text:span text:style-name="T1">Front 2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xml:id="id50" draw:id="id50" draw:layer="layout" svg:width="2.17cm" svg:height="1.491cm" svg:x="16.669cm" svg:y="3.516cm">
          <text:p text:style-name="P3"><text:span text:style-name="T1">Front 4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xml:id="id52" draw:id="id52" draw:layer="layout" svg:width="2.17cm" svg:height="1.491cm" svg:x="10.75cm" svg:y="8.982cm">
          <text:p text:style-name="P3"><text:span text:style-name="T1">Back 2-1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53" draw:id="id53" draw:layer="layout" svg:width="2.17cm" svg:height="1.491cm" svg:x="13.131cm" svg:y="8.982cm">
          <text:p text:style-name="P3"><text:span text:style-name="T1">Back 3-2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xml:id="id56" draw:id="id56" draw:layer="layout" svg:width="2.17cm" svg:height="1.491cm" svg:x="21.304cm" svg:y="8.982cm">
          <text:p text:style-name="P3"><text:span text:style-name="T1">Back 3-4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54" draw:id="id54" draw:layer="layout" svg:width="2.17cm" svg:height="1.491cm" svg:x="16.734cm" svg:y="8.982cm">
          <text:p text:style-name="P3"><text:span text:style-name="T1">Back 3-1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xml:id="id55" draw:id="id55" draw:layer="layout" svg:width="2.17cm" svg:height="1.491cm" svg:x="19.019cm" svg:y="8.982cm">
          <text:p text:style-name="P3"><text:span text:style-name="T1">Back 3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xml:id="id51" draw:id="id51" draw:layer="layout" svg:width="2.17cm" svg:height="1.491cm" svg:x="6.569cm" svg:y="8.982cm">
          <text:p text:style-name="P3"><text:span text:style-name="T1">Back 1-1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xml:id="id48" draw:id="id48" draw:layer="layout" svg:width="1.502cm" svg:height="0.822cm" svg:x="14.607cm" svg:y="6.336cm">
          <text:p text:style-name="P3"><text:span text:style-name="T1">L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s" svg:x1="12.961cm" svg:y1="5.007cm" svg:x2="15.358cm" svg:y2="6.336cm" draw:start-shape="id47" draw:start-glue-point="2" draw:end-shape="id48" draw:end-glue-point="4" svg:d="M12961 5007v500l2397 328v501" svg:viewBox="0 0 2398 1330">
          <text:p/>
        </draw:connector>
        <draw:connector draw:style-name="gr3" draw:text-style-name="P5" draw:layer="layout" draw:type="lines" svg:x1="15.358cm" svg:y1="5.007cm" svg:x2="15.358cm" svg:y2="6.336cm" draw:start-shape="id49" draw:start-glue-point="2" draw:end-shape="id48" draw:end-glue-point="4" svg:d="M15358 5007v500 328 501" svg:viewBox="0 0 1 1330">
          <text:p/>
        </draw:connector>
        <draw:connector draw:style-name="gr3" draw:text-style-name="P5" draw:layer="layout" draw:type="lines" svg:x1="17.754cm" svg:y1="5.007cm" svg:x2="15.358cm" svg:y2="6.336cm" draw:start-shape="id50" draw:start-glue-point="2" draw:end-shape="id48" draw:end-glue-point="4" svg:d="M17754 5007v500l-2396 328v501" svg:viewBox="0 0 2397 1330">
          <text:p/>
        </draw:connector>
        <draw:connector draw:style-name="gr3" draw:text-style-name="P5" draw:layer="layout" draw:type="lines" svg:x1="15.358cm" svg:y1="7.158cm" svg:x2="7.654cm" svg:y2="8.982cm" draw:start-shape="id48" draw:start-glue-point="8" draw:end-shape="id51" draw:end-glue-point="0" svg:d="M15358 7158v501l-7704 821v502" svg:viewBox="0 0 7705 1825">
          <text:p/>
        </draw:connector>
        <draw:connector draw:style-name="gr3" draw:text-style-name="P5" draw:layer="layout" draw:type="lines" svg:x1="11.835cm" svg:y1="8.982cm" svg:x2="15.358cm" svg:y2="7.158cm" draw:start-shape="id52" draw:start-glue-point="0" draw:end-shape="id48" draw:end-glue-point="8" svg:d="M11835 8982v-502l3523-821v-501" svg:viewBox="0 0 3524 1825">
          <text:p/>
        </draw:connector>
        <draw:connector draw:style-name="gr3" draw:text-style-name="P5" draw:layer="layout" draw:type="lines" svg:x1="14.216cm" svg:y1="8.982cm" svg:x2="15.358cm" svg:y2="7.158cm" draw:start-shape="id53" draw:start-glue-point="0" draw:end-shape="id48" draw:end-glue-point="8" svg:d="M14216 8982v-502l1142-821v-501" svg:viewBox="0 0 1143 1825">
          <text:p/>
        </draw:connector>
        <draw:connector draw:style-name="gr3" draw:text-style-name="P5" draw:layer="layout" draw:type="lines" svg:x1="17.819cm" svg:y1="8.982cm" svg:x2="15.358cm" svg:y2="7.158cm" draw:start-shape="id54" draw:start-glue-point="0" draw:end-shape="id48" draw:end-glue-point="8" svg:d="M17819 8982v-502l-2461-821v-501" svg:viewBox="0 0 2462 1825">
          <text:p/>
        </draw:connector>
        <draw:connector draw:style-name="gr3" draw:text-style-name="P5" draw:layer="layout" draw:type="lines" svg:x1="20.104cm" svg:y1="8.982cm" svg:x2="15.358cm" svg:y2="7.158cm" draw:start-shape="id55" draw:start-glue-point="0" draw:end-shape="id48" draw:end-glue-point="8" svg:d="M20104 8982v-502l-4746-821v-501" svg:viewBox="0 0 4747 1825">
          <text:p/>
        </draw:connector>
        <draw:connector draw:style-name="gr3" draw:text-style-name="P5" draw:layer="layout" draw:type="lines" svg:x1="22.389cm" svg:y1="8.982cm" svg:x2="15.358cm" svg:y2="7.158cm" draw:start-shape="id56" draw:start-glue-point="0" draw:end-shape="id48" draw:end-glue-point="8" svg:d="M22389 8982v-502l-7031-821v-501" svg:viewBox="0 0 7032 1825">
          <text:p/>
        </draw:connector>
        <draw:connector draw:style-name="gr3" draw:text-style-name="P5" draw:layer="layout" draw:type="lines" svg:x1="7.654cm" svg:y1="10.473cm" svg:x2="15.358cm" svg:y2="13.578cm" draw:start-shape="id51" draw:start-glue-point="2" draw:end-shape="id57" draw:end-glue-point="5" svg:d="M7654 10473v500l7704 2103v502" svg:viewBox="0 0 7705 3106">
          <text:p/>
        </draw:connector>
        <draw:connector draw:style-name="gr3" draw:text-style-name="P5" draw:layer="layout" draw:type="lines" svg:x1="11.835cm" svg:y1="10.473cm" svg:x2="15.358cm" svg:y2="13.578cm" draw:start-shape="id52" draw:start-glue-point="2" draw:end-shape="id57" draw:end-glue-point="5" svg:d="M11835 10473v500l3523 2103v502" svg:viewBox="0 0 3524 3106">
          <text:p/>
        </draw:connector>
        <draw:connector draw:style-name="gr3" draw:text-style-name="P5" draw:layer="layout" draw:type="lines" svg:x1="14.216cm" svg:y1="10.473cm" svg:x2="15.358cm" svg:y2="13.578cm" draw:start-shape="id53" draw:start-glue-point="2" draw:end-shape="id57" draw:end-glue-point="5" svg:d="M14216 10473v500l1142 2103v502" svg:viewBox="0 0 1143 3106">
          <text:p/>
        </draw:connector>
        <draw:connector draw:style-name="gr3" draw:text-style-name="P5" draw:layer="layout" draw:type="lines" svg:x1="17.819cm" svg:y1="10.473cm" svg:x2="15.358cm" svg:y2="13.578cm" draw:start-shape="id54" draw:start-glue-point="2" draw:end-shape="id57" draw:end-glue-point="5" svg:d="M17819 10473v500l-2461 2103v502" svg:viewBox="0 0 2462 3106">
          <text:p/>
        </draw:connector>
        <draw:connector draw:style-name="gr3" draw:text-style-name="P5" draw:layer="layout" draw:type="lines" svg:x1="20.104cm" svg:y1="10.473cm" svg:x2="15.358cm" svg:y2="13.578cm" draw:start-shape="id55" draw:start-glue-point="2" draw:end-shape="id57" draw:end-glue-point="5" svg:d="M20104 10473v500l-4746 2103v502" svg:viewBox="0 0 4747 3106">
          <text:p/>
        </draw:connector>
        <draw:connector draw:style-name="gr3" draw:text-style-name="P5" draw:layer="layout" draw:type="lines" svg:x1="22.389cm" svg:y1="10.473cm" svg:x2="15.358cm" svg:y2="13.578cm" draw:start-shape="id56" draw:start-glue-point="2" draw:end-shape="id57" draw:end-glue-point="5" svg:d="M22389 10473v500l-7031 2103v502" svg:viewBox="0 0 7032 3106">
          <text:p/>
        </draw:connector>
        <draw:custom-shape draw:style-name="gr31" draw:text-style-name="P20" xml:id="id58" draw:id="id58" draw:layer="layout" svg:width="2.17cm" svg:height="1.491cm" svg:x="4.317cm" svg:y="8.982cm">
          <text:p text:style-name="P3"><text:span text:style-name="T1">Back 1-2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59" draw:id="id59" draw:layer="layout" svg:width="2.17cm" svg:height="1.491cm" svg:x="2.066cm" svg:y="8.982cm">
          <text:p text:style-name="P3"><text:span text:style-name="T1">Back 1-3</text:span>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draw:type="lines" svg:x1="5.402cm" svg:y1="8.982cm" svg:x2="15.358cm" svg:y2="7.158cm" draw:start-shape="id58" draw:start-glue-point="0" draw:end-shape="id48" draw:end-glue-point="8" svg:d="M5402 8982v-502l9956-821v-501" svg:viewBox="0 0 9957 1825">
          <text:p/>
        </draw:connector>
        <draw:connector draw:style-name="gr32" draw:text-style-name="P5" draw:layer="layout" draw:type="lines" svg:x1="3.151cm" svg:y1="8.982cm" svg:x2="15.358cm" svg:y2="7.158cm" draw:start-shape="id59" draw:start-glue-point="0" draw:end-shape="id48" draw:end-glue-point="8" svg:d="M3151 8982v-502l12207-821v-501" svg:viewBox="0 0 12208 1825">
          <text:p/>
        </draw:connector>
        <draw:connector draw:style-name="gr32" draw:text-style-name="P5" draw:layer="layout" draw:type="lines" svg:x1="5.402cm" svg:y1="10.473cm" svg:x2="15.358cm" svg:y2="13.578cm" draw:start-shape="id58" draw:start-glue-point="2" draw:end-shape="id57" svg:d="M5402 10473v500l9956 2103v502" svg:viewBox="0 0 9957 3106">
          <text:p/>
        </draw:connector>
        <draw:connector draw:style-name="gr32" draw:text-style-name="P5" draw:layer="layout" draw:type="lines" svg:x1="3.151cm" svg:y1="10.473cm" svg:x2="15.358cm" svg:y2="13.578cm" draw:start-shape="id59" draw:start-glue-point="2" draw:end-shape="id57" draw:end-glue-point="5" svg:d="M3151 10473v500l12207 2103v502" svg:viewBox="0 0 12208 3106">
          <text:p/>
        </draw:connector>
        <draw:custom-shape draw:style-name="gr33" draw:text-style-name="P5" draw:layer="layout" svg:width="25.284cm" svg:height="15.024cm" svg:x="1.804cm" svg:y="2.414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9" draw:text-style-name="P8" xml:id="id70" draw:id="id70" draw:layer="layout" svg:width="2.51cm" svg:height="3.575cm" svg:x="14.107cm" svg:y="13.576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9" xml:id="id60" draw:id="id60" draw:layer="layout" svg:width="2.17cm" svg:height="1.491cm" svg:x="11.88cm" svg:y="3.515cm">
          <text:p text:style-name="P3"><text:span text:style-name="T1">Front 1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62" draw:id="id62" draw:layer="layout" svg:width="2.17cm" svg:height="1.491cm" svg:x="14.277cm" svg:y="3.515cm">
          <text:p text:style-name="P3"><text:span text:style-name="T1">Front 2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xml:id="id63" draw:id="id63" draw:layer="layout" svg:width="2.17cm" svg:height="1.491cm" svg:x="16.673cm" svg:y="3.515cm">
          <text:p text:style-name="P3"><text:span text:style-name="T1">Front 4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xml:id="id65" draw:id="id65" draw:layer="layout" svg:width="2.17cm" svg:height="1.491cm" svg:x="10.755cm" svg:y="8.981cm">
          <text:p text:style-name="P3"><text:span text:style-name="T1">Back 2-1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66" draw:id="id66" draw:layer="layout" svg:width="2.17cm" svg:height="1.491cm" svg:x="13.135cm" svg:y="8.981cm">
          <text:p text:style-name="P3"><text:span text:style-name="T1">Back 3-2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xml:id="id69" draw:id="id69" draw:layer="layout" svg:width="2.17cm" svg:height="1.491cm" svg:x="21.308cm" svg:y="8.981cm">
          <text:p text:style-name="P3"><text:span text:style-name="T1">Back 3-4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67" draw:id="id67" draw:layer="layout" svg:width="2.17cm" svg:height="1.491cm" svg:x="16.739cm" svg:y="8.981cm">
          <text:p text:style-name="P3"><text:span text:style-name="T1">Back 3-1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xml:id="id68" draw:id="id68" draw:layer="layout" svg:width="2.17cm" svg:height="1.491cm" svg:x="19.024cm" svg:y="8.981cm">
          <text:p text:style-name="P3"><text:span text:style-name="T1">Back 3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xml:id="id64" draw:id="id64" draw:layer="layout" svg:width="2.17cm" svg:height="1.491cm" svg:x="6.573cm" svg:y="8.981cm">
          <text:p text:style-name="P3"><text:span text:style-name="T1">Back 1-1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xml:id="id61" draw:id="id61" draw:layer="layout" svg:width="1.502cm" svg:height="0.822cm" svg:x="14.611cm" svg:y="6.335cm">
          <text:p text:style-name="P3"><text:span text:style-name="T1">L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s" svg:x1="12.965cm" svg:y1="5.006cm" svg:x2="15.362cm" svg:y2="6.335cm" draw:start-shape="id60" draw:start-glue-point="2" draw:end-shape="id61" draw:end-glue-point="4" svg:d="M12965 5006v500l2397 328v501" svg:viewBox="0 0 2398 1330">
          <text:p/>
        </draw:connector>
        <draw:connector draw:style-name="gr3" draw:text-style-name="P5" draw:layer="layout" draw:type="lines" svg:x1="15.362cm" svg:y1="5.006cm" svg:x2="15.362cm" svg:y2="6.335cm" draw:start-shape="id62" draw:start-glue-point="2" draw:end-shape="id61" draw:end-glue-point="4" svg:d="M15362 5006v500 328 501" svg:viewBox="0 0 1 1330">
          <text:p/>
        </draw:connector>
        <draw:connector draw:style-name="gr3" draw:text-style-name="P5" draw:layer="layout" draw:type="lines" svg:x1="17.758cm" svg:y1="5.006cm" svg:x2="15.362cm" svg:y2="6.335cm" draw:start-shape="id63" draw:start-glue-point="2" draw:end-shape="id61" draw:end-glue-point="4" svg:d="M17758 5006v500l-2396 328v501" svg:viewBox="0 0 2397 1330">
          <text:p/>
        </draw:connector>
        <draw:connector draw:style-name="gr3" draw:text-style-name="P5" draw:layer="layout" draw:type="lines" svg:x1="15.362cm" svg:y1="7.157cm" svg:x2="7.658cm" svg:y2="8.981cm" draw:start-shape="id61" draw:start-glue-point="8" draw:end-shape="id64" draw:end-glue-point="0" svg:d="M15362 7157v501l-7704 821v502" svg:viewBox="0 0 7705 1825">
          <text:p/>
        </draw:connector>
        <draw:connector draw:style-name="gr3" draw:text-style-name="P5" draw:layer="layout" draw:type="lines" svg:x1="11.84cm" svg:y1="8.981cm" svg:x2="15.362cm" svg:y2="7.157cm" draw:start-shape="id65" draw:start-glue-point="0" draw:end-shape="id61" draw:end-glue-point="8" svg:d="M11840 8981v-502l3522-821v-501" svg:viewBox="0 0 3523 1825">
          <text:p/>
        </draw:connector>
        <draw:connector draw:style-name="gr3" draw:text-style-name="P5" draw:layer="layout" draw:type="lines" svg:x1="14.22cm" svg:y1="8.981cm" svg:x2="15.362cm" svg:y2="7.157cm" draw:start-shape="id66" draw:start-glue-point="0" draw:end-shape="id61" draw:end-glue-point="8" svg:d="M14220 8981v-502l1142-821v-501" svg:viewBox="0 0 1143 1825">
          <text:p/>
        </draw:connector>
        <draw:connector draw:style-name="gr3" draw:text-style-name="P5" draw:layer="layout" draw:type="lines" svg:x1="17.824cm" svg:y1="8.981cm" svg:x2="15.362cm" svg:y2="7.157cm" draw:start-shape="id67" draw:start-glue-point="0" draw:end-shape="id61" draw:end-glue-point="8" svg:d="M17824 8981v-502l-2462-821v-501" svg:viewBox="0 0 2463 1825">
          <text:p/>
        </draw:connector>
        <draw:connector draw:style-name="gr3" draw:text-style-name="P5" draw:layer="layout" draw:type="lines" svg:x1="20.109cm" svg:y1="8.981cm" svg:x2="15.362cm" svg:y2="7.157cm" draw:start-shape="id68" draw:start-glue-point="0" draw:end-shape="id61" draw:end-glue-point="8" svg:d="M20109 8981v-502l-4747-821v-501" svg:viewBox="0 0 4748 1825">
          <text:p/>
        </draw:connector>
        <draw:connector draw:style-name="gr3" draw:text-style-name="P5" draw:layer="layout" draw:type="lines" svg:x1="22.393cm" svg:y1="8.981cm" svg:x2="15.362cm" svg:y2="7.157cm" draw:start-shape="id69" draw:start-glue-point="0" draw:end-shape="id61" draw:end-glue-point="8" svg:d="M22393 8981v-502l-7031-821v-501" svg:viewBox="0 0 7032 1825">
          <text:p/>
        </draw:connector>
        <draw:connector draw:style-name="gr3" draw:text-style-name="P5" draw:layer="layout" draw:type="lines" svg:x1="7.658cm" svg:y1="10.472cm" svg:x2="15.362cm" svg:y2="13.576cm" draw:start-shape="id64" draw:start-glue-point="2" draw:end-shape="id70" draw:end-glue-point="5" svg:d="M7658 10472v500l7704 2102v502" svg:viewBox="0 0 7705 3105">
          <text:p/>
        </draw:connector>
        <draw:connector draw:style-name="gr3" draw:text-style-name="P5" draw:layer="layout" draw:type="lines" svg:x1="11.84cm" svg:y1="10.472cm" svg:x2="15.362cm" svg:y2="13.576cm" draw:start-shape="id65" draw:start-glue-point="2" draw:end-shape="id70" draw:end-glue-point="5" svg:d="M11840 10472v500l3522 2102v502" svg:viewBox="0 0 3523 3105">
          <text:p/>
        </draw:connector>
        <draw:connector draw:style-name="gr3" draw:text-style-name="P5" draw:layer="layout" draw:type="lines" svg:x1="14.22cm" svg:y1="10.472cm" svg:x2="15.362cm" svg:y2="13.576cm" draw:start-shape="id66" draw:start-glue-point="2" draw:end-shape="id70" draw:end-glue-point="5" svg:d="M14220 10472v500l1142 2102v502" svg:viewBox="0 0 1143 3105">
          <text:p/>
        </draw:connector>
        <draw:connector draw:style-name="gr3" draw:text-style-name="P5" draw:layer="layout" draw:type="lines" svg:x1="17.824cm" svg:y1="10.472cm" svg:x2="15.362cm" svg:y2="13.576cm" draw:start-shape="id67" draw:start-glue-point="2" draw:end-shape="id70" draw:end-glue-point="5" svg:d="M17824 10472v500l-2462 2102v502" svg:viewBox="0 0 2463 3105">
          <text:p/>
        </draw:connector>
        <draw:connector draw:style-name="gr3" draw:text-style-name="P5" draw:layer="layout" draw:type="lines" svg:x1="20.109cm" svg:y1="10.472cm" svg:x2="15.362cm" svg:y2="13.576cm" draw:start-shape="id68" draw:start-glue-point="2" draw:end-shape="id70" draw:end-glue-point="5" svg:d="M20109 10472v500l-4747 2102v502" svg:viewBox="0 0 4748 3105">
          <text:p/>
        </draw:connector>
        <draw:connector draw:style-name="gr3" draw:text-style-name="P5" draw:layer="layout" draw:type="lines" svg:x1="22.393cm" svg:y1="10.472cm" svg:x2="15.362cm" svg:y2="13.576cm" draw:start-shape="id69" draw:start-glue-point="2" draw:end-shape="id70" draw:end-glue-point="5" svg:d="M22393 10472v500l-7031 2102v502" svg:viewBox="0 0 7032 3105">
          <text:p/>
        </draw:connector>
        <draw:custom-shape draw:style-name="gr33" draw:text-style-name="P5" draw:layer="layout" svg:width="25.284cm" svg:height="15.024cm" svg:x="1.804cm" svg:y="2.4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dee6ef" draw:end-color="#2a6099" draw:start-intensity="100%" draw:end-intensity="100%" draw:angle="300" draw:border="0%"/>
    <draw:gradient draw:name="Gradient_20_13" draw:display-name="Gradient 13" draw:style="linear" draw:start-color="#dee6ef" draw:end-color="#2a6099" draw:start-intensity="100%" draw:end-intensity="100%" draw:angle="300" draw:border="0%"/>
    <draw:gradient draw:name="Gradient_20_14" draw:display-name="Gradient 14" draw:style="linear" draw:start-color="#dee6ef" draw:end-color="#2a6099" draw:start-intensity="100%" draw:end-intensity="100%" draw:angle="300" draw:border="0%"/>
    <draw:gradient draw:name="Gradient_20_17" draw:display-name="Gradient 17" draw:style="linear" draw:start-color="#ffe994" draw:end-color="#ffbf00" draw:start-intensity="100%" draw:end-intensity="100%" draw:angle="300" draw:border="0%"/>
    <draw:gradient draw:name="Gradient_20_18" draw:display-name="Gradient 18" draw:style="linear" draw:start-color="#ffe994" draw:end-color="#ffbf00" draw:start-intensity="100%" draw:end-intensity="100%" draw:angle="300" draw:border="0%"/>
    <draw:gradient draw:name="Gradient_20_22" draw:display-name="Gradient 22" draw:style="linear" draw:start-color="#e0c2cd" draw:end-color="#800080" draw:start-intensity="100%" draw:end-intensity="100%" draw:angle="300" draw:border="0%"/>
    <draw:gradient draw:name="Gradient_20_25" draw:display-name="Gradient 25" draw:style="linear" draw:start-color="#ffffff" draw:end-color="#b2b2b2" draw:start-intensity="100%" draw:end-intensity="100%" draw:angle="300" draw:border="0%"/>
    <draw:gradient draw:name="Gradient_20_36" draw:display-name="Gradient 36" draw:style="linear" draw:start-color="#ffd7d7" draw:end-color="#ff0000" draw:start-intensity="100%" draw:end-intensity="100%" draw:angle="210" draw:border="0%"/>
    <draw:gradient draw:name="Gradient_20_5" draw:display-name="Gradient 5" draw:style="linear" draw:start-color="#dde8cb" draw:end-color="#00a933" draw:start-intensity="100%" draw:end-intensity="100%" draw:angle="300" draw:border="0%"/>
    <draw:gradient draw:name="Gradient_20_59" draw:display-name="Gradient 59" draw:style="linear" draw:start-color="#dedce6" draw:end-color="#55308d" draw:start-intensity="100%" draw:end-intensity="100%" draw:angle="300" draw:border="0%"/>
    <draw:gradient draw:name="Gradient_20_6" draw:display-name="Gradient 6" draw:style="linear" draw:start-color="#dde8cb" draw:end-color="#00a933" draw:start-intensity="100%" draw:end-intensity="100%" draw:angle="300" draw:border="0%"/>
    <draw:gradient draw:name="Gradient_20_60" draw:display-name="Gradient 60" draw:style="linear" draw:start-color="#ecd9e0" draw:end-color="#b348b3" draw:start-intensity="100%" draw:end-intensity="100%" draw:angle="300" draw:border="0%"/>
    <draw:gradient draw:name="Gradient_20_7" draw:display-name="Gradient 7" draw:style="linear" draw:start-color="#dde8cb" draw:end-color="#00a933" draw:start-intensity="100%" draw:end-intensity="100%" draw:angle="300" draw:border="0%"/>
    <draw:gradient draw:name="Gradient_20_8" draw:display-name="Gradient 8" draw:style="linear" draw:start-color="#dde8cb" draw:end-color="#00a933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14:32:43.689482410</meta:creation-date>
    <dc:date>2020-01-28T14:34:24.061166163</dc:date>
    <meta:editing-duration>PT1M40S</meta:editing-duration>
    <meta:editing-cycles>1</meta:editing-cycles>
    <meta:generator>LibreOffice/6.1.5.2$MacOSX_X86_64 LibreOffice_project/90f8dcf33c87b3705e78202e3df5142b201bd805</meta:generator>
    <meta:document-statistic meta:object-count="185"/>
  </office:meta>
</office:document-meta>
</file>